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2" manifest:media-type="application/x-openoffice-gdimetafile;windows_formatname=&quot;GDIMetaFile&quot;"/>
  <manifest:file-entry manifest:full-path="ObjectReplacements/Object 1" manifest:media-type=""/>
  <manifest:file-entry manifest:full-path="content.xml" manifest:media-type="text/xml"/>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198bb" officeooo:paragraph-rsid="001198bb"/>
    </style:style>
    <style:style style:name="P2" style:family="paragraph" style:parent-style-name="Standard">
      <style:paragraph-properties fo:text-align="start" style:justify-single-word="false"/>
      <style:text-properties officeooo:rsid="001198bb" officeooo:paragraph-rsid="001198bb"/>
    </style:style>
    <style:style style:name="P3" style:family="paragraph" style:parent-style-name="Standard">
      <style:paragraph-properties fo:text-align="center" style:justify-single-word="false"/>
      <style:text-properties fo:font-size="14pt" style:text-underline-style="solid" style:text-underline-width="auto" style:text-underline-color="font-color" officeooo:rsid="001198bb" officeooo:paragraph-rsid="001198bb" style:font-size-asian="14pt" style:font-size-complex="14pt"/>
    </style:style>
    <style:style style:name="P4" style:family="paragraph" style:parent-style-name="Standard">
      <style:paragraph-properties fo:text-align="center" style:justify-single-word="false"/>
      <style:text-properties style:text-underline-style="solid" style:text-underline-width="auto" style:text-underline-color="font-color" officeooo:rsid="001198bb" officeooo:paragraph-rsid="001198bb"/>
    </style:style>
    <style:style style:name="P5" style:family="paragraph" style:parent-style-name="Standard">
      <style:paragraph-properties fo:text-align="start" style:justify-single-word="false"/>
      <style:text-properties style:text-underline-style="none" officeooo:rsid="001198bb" officeooo:paragraph-rsid="001198bb"/>
    </style:style>
    <style:style style:name="T1" style:family="text">
      <style:text-properties officeooo:rsid="0012964c"/>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vis Robinson</text:p>
      <text:p text:style-name="P1">CS474</text:p>
      <text:p text:style-name="P1">Spring 2016</text:p>
      <text:p text:style-name="P1">Project 3</text:p>
      <text:p text:style-name="P1">False Sharing</text:p>
      <text:p text:style-name="P1"/>
      <text:p text:style-name="P1"/>
      <text:p text:style-name="P2">This machine was run on the flip servers at Oregon State.</text:p>
      <text:p text:style-name="P2"/>
      <text:p text:style-name="P3">Data Results</text:p>
      <text:p text:style-name="P2"><draw:frame draw:style-name="fr1" draw:name="Object1" text:anchor-type="paragraph" svg:x="1.4807in" svg:y="0.0543in" svg:width="3.9638in" svg:height="3.7335in" draw:z-index="1"><draw:object xlink:href="./Object 1" xlink:type="simple" xlink:show="embed" xlink:actuate="onLoad"/><draw:image xlink:href="./ObjectReplacements/Object 1"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1" draw:name="Object2" text:anchor-type="paragraph" svg:x="0.7193in" svg:y="0.0756in" svg:width="5.9256in" svg:height="3.5646in" draw:z-index="0"><draw:object xlink:href="./Object 2" xlink:type="simple" xlink:show="embed" xlink:actuate="onLoad"/><draw:image xlink:href="./ObjectReplacements/Object 2" xlink:type="simple" xlink:show="embed" xlink:actuate="onLoad"/></draw:frame></text:p>
      <text:p text:style-name="P4"><text:soft-page-break/>Patterns and Their Causes</text:p>
      <text:p text:style-name="P5"><text:tab/>What we see from looking at this data is that Fix #2 usually gives us better results than Fix #1. The exception to this is when using a padding value of 15, where Fix #1 gives slightly better results. I suspect this is due to the time lost declaring and initializing the private variables needed for Fix #2.</text:p>
      <text:p text:style-name="P5"/>
      <text:p text:style-name="P5">We also see that for low padding values, the number of threads doesn't seem to make a lot of difference. When using two threads, performance isn't too different from one <text:span text:style-name="T1">thread for low padding numbers, and with four it starts off around one-thread performance, then increases to two-thread performance before jumping up to its higher performace levels. The reason for this is that there's not enough padding to create cache lines to match the number of threads, so that there are threads being idle because they have no data to work on. In essence, even if there are four threads, if the data is all on a single cache line, there's still only one thread doing any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1:43:23.432000000</meta:creation-date>
    <dc:date>2016-05-02T12:27:30.099000000</dc:date>
    <meta:editing-duration>PT5M37S</meta:editing-duration>
    <meta:editing-cycles>1</meta:editing-cycles>
    <meta:document-statistic meta:table-count="0" meta:image-count="0" meta:object-count="2" meta:page-count="2" meta:paragraph-count="10" meta:word-count="202" meta:character-count="1124" meta:non-whitespace-character-count="931"/>
    <meta:generator>LibreOffice/5.0.0.5$Windows_x86 LibreOffice_project/1b1a90865e348b492231e1c451437d7a15bb262b</meta:generator>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3.8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style:text-position=""/>
    </style:style>
    <style:style style:name="ce2" style:family="table-cell" style:parent-style-name="Default">
      <style:table-cell-properties style:text-align-source="fix" style:repeat-content="false"/>
      <style:paragraph-properties fo:text-align="end" fo:margin-left="0pt"/>
      <style:text-properties style:text-position=""/>
    </style:style>
    <style:style style:name="ce3" style:family="table-cell" style:parent-style-name="Default">
      <style:table-cell-properties style:text-align-source="fix" style:repeat-content="false" style:vertical-align="middle"/>
      <style:paragraph-properties fo:text-align="center"/>
    </style:style>
    <style:style style:name="ce4" style:family="table-cell" style:parent-style-name="Default">
      <style:table-cell-properties style:text-align-source="fix" style:repeat-content="false"/>
      <style:paragraph-properties fo:text-align="end" fo:margin-left="0pt"/>
    </style:style>
  </office:automatic-styles>
  <office:body>
    <office:spreadsheet>
      <table:calculation-settings table:automatic-find-labels="false"/>
      <table:table table:name="Sheet1" table:style-name="ta1">
        <table:table-column table:style-name="co1" table:default-cell-style-name="Default"/>
        <table:table-column table:style-name="co2" table:number-columns-repeated="3" table:default-cell-style-name="Default"/>
        <table:table-row table:style-name="ro1">
          <table:table-cell table:style-name="ce3" office:value-type="string" calcext:value-type="string" table:number-columns-spanned="4" table:number-rows-spanned="1">
            <text:p>False Sharing</text:p>
          </table:table-cell>
          <table:covered-table-cell table:number-columns-repeated="3"/>
        </table:table-row>
        <table:table-row table:style-name="ro1">
          <table:table-cell table:style-name="ce3" office:value-type="string" calcext:value-type="string" table:number-columns-spanned="4" table:number-rows-spanned="1">
            <text:p>Fix 1 vs Fix 2</text:p>
          </table:table-cell>
          <table:covered-table-cell table:number-columns-repeated="3"/>
        </table:table-row>
        <table:table-row table:style-name="ro1">
          <table:table-cell/>
          <table:table-cell office:value-type="string" calcext:value-type="string">
            <text:p>1 Thread</text:p>
          </table:table-cell>
          <table:table-cell office:value-type="string" calcext:value-type="string">
            <text:p>2 Thread</text:p>
          </table:table-cell>
          <table:table-cell office:value-type="string" calcext:value-type="string">
            <text:p>4 Thread</text:p>
          </table:table-cell>
        </table:table-row>
        <table:table-row table:style-name="ro1">
          <table:table-cell office:value-type="float" office:value="0" calcext:value-type="float">
            <text:p>0</text:p>
          </table:table-cell>
          <table:table-cell office:value-type="float" office:value="307.29" calcext:value-type="float">
            <text:p>307.29</text:p>
          </table:table-cell>
          <table:table-cell office:value-type="float" office:value="290.11" calcext:value-type="float">
            <text:p>290.11</text:p>
          </table:table-cell>
          <table:table-cell office:value-type="float" office:value="372.51" calcext:value-type="float">
            <text:p>372.51</text:p>
          </table:table-cell>
        </table:table-row>
        <table:table-row table:style-name="ro1">
          <table:table-cell office:value-type="float" office:value="1" calcext:value-type="float">
            <text:p>1</text:p>
          </table:table-cell>
          <table:table-cell office:value-type="float" office:value="312.75" calcext:value-type="float">
            <text:p>312.75</text:p>
          </table:table-cell>
          <table:table-cell office:value-type="float" office:value="285.89" calcext:value-type="float">
            <text:p>285.89</text:p>
          </table:table-cell>
          <table:table-cell office:value-type="float" office:value="363.6" calcext:value-type="float">
            <text:p>363.6</text:p>
          </table:table-cell>
        </table:table-row>
        <table:table-row table:style-name="ro1">
          <table:table-cell office:value-type="float" office:value="2" calcext:value-type="float">
            <text:p>2</text:p>
          </table:table-cell>
          <table:table-cell office:value-type="float" office:value="294.89" calcext:value-type="float">
            <text:p>294.89</text:p>
          </table:table-cell>
          <table:table-cell office:value-type="float" office:value="346.75" calcext:value-type="float">
            <text:p>346.75</text:p>
          </table:table-cell>
          <table:table-cell office:value-type="float" office:value="346.28" calcext:value-type="float">
            <text:p>346.28</text:p>
          </table:table-cell>
        </table:table-row>
        <table:table-row table:style-name="ro1">
          <table:table-cell office:value-type="float" office:value="3" calcext:value-type="float">
            <text:p>3</text:p>
          </table:table-cell>
          <table:table-cell office:value-type="float" office:value="325.17" calcext:value-type="float">
            <text:p>325.17</text:p>
          </table:table-cell>
          <table:table-cell office:value-type="float" office:value="626.79" calcext:value-type="float">
            <text:p>626.79</text:p>
          </table:table-cell>
          <table:table-cell office:value-type="float" office:value="404.38" calcext:value-type="float">
            <text:p>404.38</text:p>
          </table:table-cell>
        </table:table-row>
        <table:table-row table:style-name="ro1">
          <table:table-cell office:value-type="float" office:value="4" calcext:value-type="float">
            <text:p>4</text:p>
          </table:table-cell>
          <table:table-cell office:value-type="float" office:value="299.67" calcext:value-type="float">
            <text:p>299.67</text:p>
          </table:table-cell>
          <table:table-cell office:value-type="float" office:value="587.17" calcext:value-type="float">
            <text:p>587.17</text:p>
          </table:table-cell>
          <table:table-cell office:value-type="float" office:value="400.39" calcext:value-type="float">
            <text:p>400.39</text:p>
          </table:table-cell>
        </table:table-row>
        <table:table-row table:style-name="ro1">
          <table:table-cell office:value-type="float" office:value="5" calcext:value-type="float">
            <text:p>5</text:p>
          </table:table-cell>
          <table:table-cell office:value-type="float" office:value="299.5" calcext:value-type="float">
            <text:p>299.5</text:p>
          </table:table-cell>
          <table:table-cell office:value-type="float" office:value="604.21" calcext:value-type="float">
            <text:p>604.21</text:p>
          </table:table-cell>
          <table:table-cell office:value-type="float" office:value="369.26" calcext:value-type="float">
            <text:p>369.26</text:p>
          </table:table-cell>
        </table:table-row>
        <table:table-row table:style-name="ro1">
          <table:table-cell office:value-type="float" office:value="6" calcext:value-type="float">
            <text:p>6</text:p>
          </table:table-cell>
          <table:table-cell office:value-type="float" office:value="299.62" calcext:value-type="float">
            <text:p>299.62</text:p>
          </table:table-cell>
          <table:table-cell office:value-type="float" office:value="588.57" calcext:value-type="float">
            <text:p>588.57</text:p>
          </table:table-cell>
          <table:table-cell office:value-type="float" office:value="371.15" calcext:value-type="float">
            <text:p>371.15</text:p>
          </table:table-cell>
        </table:table-row>
        <table:table-row table:style-name="ro1">
          <table:table-cell office:value-type="float" office:value="7" calcext:value-type="float">
            <text:p>7</text:p>
          </table:table-cell>
          <table:table-cell office:value-type="float" office:value="321.22" calcext:value-type="float">
            <text:p>321.22</text:p>
          </table:table-cell>
          <table:table-cell office:value-type="float" office:value="616.34" calcext:value-type="float">
            <text:p>616.34</text:p>
          </table:table-cell>
          <table:table-cell office:value-type="float" office:value="523.1" calcext:value-type="float">
            <text:p>523.1</text:p>
          </table:table-cell>
        </table:table-row>
        <table:table-row table:style-name="ro1">
          <table:table-cell office:value-type="float" office:value="8" calcext:value-type="float">
            <text:p>8</text:p>
          </table:table-cell>
          <table:table-cell office:value-type="float" office:value="302.43" calcext:value-type="float">
            <text:p>302.43</text:p>
          </table:table-cell>
          <table:table-cell office:value-type="float" office:value="576.5" calcext:value-type="float">
            <text:p>576.5</text:p>
          </table:table-cell>
          <table:table-cell office:value-type="float" office:value="452.32" calcext:value-type="float">
            <text:p>452.32</text:p>
          </table:table-cell>
        </table:table-row>
        <table:table-row table:style-name="ro1">
          <table:table-cell office:value-type="float" office:value="9" calcext:value-type="float">
            <text:p>9</text:p>
          </table:table-cell>
          <table:table-cell office:value-type="float" office:value="302.62" calcext:value-type="float">
            <text:p>302.62</text:p>
          </table:table-cell>
          <table:table-cell office:value-type="float" office:value="566" calcext:value-type="float">
            <text:p>566</text:p>
          </table:table-cell>
          <table:table-cell office:value-type="float" office:value="456.05" calcext:value-type="float">
            <text:p>456.05</text:p>
          </table:table-cell>
        </table:table-row>
        <table:table-row table:style-name="ro1">
          <table:table-cell office:value-type="float" office:value="10" calcext:value-type="float">
            <text:p>10</text:p>
          </table:table-cell>
          <table:table-cell office:value-type="float" office:value="295.69" calcext:value-type="float">
            <text:p>295.69</text:p>
          </table:table-cell>
          <table:table-cell office:value-type="float" office:value="574.58" calcext:value-type="float">
            <text:p>574.58</text:p>
          </table:table-cell>
          <table:table-cell office:value-type="float" office:value="493.18" calcext:value-type="float">
            <text:p>493.18</text:p>
          </table:table-cell>
        </table:table-row>
        <table:table-row table:style-name="ro1">
          <table:table-cell office:value-type="float" office:value="11" calcext:value-type="float">
            <text:p>11</text:p>
          </table:table-cell>
          <table:table-cell office:value-type="float" office:value="302.74" calcext:value-type="float">
            <text:p>302.74</text:p>
          </table:table-cell>
          <table:table-cell office:value-type="float" office:value="587.97" calcext:value-type="float">
            <text:p>587.97</text:p>
          </table:table-cell>
          <table:table-cell office:value-type="float" office:value="527.83" calcext:value-type="float">
            <text:p>527.83</text:p>
          </table:table-cell>
        </table:table-row>
        <table:table-row table:style-name="ro1">
          <table:table-cell office:value-type="float" office:value="12" calcext:value-type="float">
            <text:p>12</text:p>
          </table:table-cell>
          <table:table-cell office:value-type="float" office:value="303.26" calcext:value-type="float">
            <text:p>303.26</text:p>
          </table:table-cell>
          <table:table-cell office:value-type="float" office:value="589.32" calcext:value-type="float">
            <text:p>589.32</text:p>
          </table:table-cell>
          <table:table-cell office:value-type="float" office:value="542.59" calcext:value-type="float">
            <text:p>542.59</text:p>
          </table:table-cell>
        </table:table-row>
        <table:table-row table:style-name="ro1">
          <table:table-cell office:value-type="float" office:value="13" calcext:value-type="float">
            <text:p>13</text:p>
          </table:table-cell>
          <table:table-cell office:value-type="float" office:value="295.33" calcext:value-type="float">
            <text:p>295.33</text:p>
          </table:table-cell>
          <table:table-cell office:value-type="float" office:value="588.44" calcext:value-type="float">
            <text:p>588.44</text:p>
          </table:table-cell>
          <table:table-cell office:value-type="float" office:value="1105.45" calcext:value-type="float">
            <text:p>1105.45</text:p>
          </table:table-cell>
        </table:table-row>
        <table:table-row table:style-name="ro1">
          <table:table-cell office:value-type="float" office:value="14" calcext:value-type="float">
            <text:p>14</text:p>
          </table:table-cell>
          <table:table-cell office:value-type="float" office:value="296.25" calcext:value-type="float">
            <text:p>296.25</text:p>
          </table:table-cell>
          <table:table-cell office:value-type="float" office:value="571.98" calcext:value-type="float">
            <text:p>571.98</text:p>
          </table:table-cell>
          <table:table-cell office:value-type="float" office:value="1071.14" calcext:value-type="float">
            <text:p>1071.14</text:p>
          </table:table-cell>
        </table:table-row>
        <table:table-row table:style-name="ro1">
          <table:table-cell office:value-type="float" office:value="15" calcext:value-type="float">
            <text:p>15</text:p>
          </table:table-cell>
          <table:table-cell office:value-type="float" office:value="327.68" calcext:value-type="float">
            <text:p>327.68</text:p>
          </table:table-cell>
          <table:table-cell office:value-type="float" office:value="619.65" calcext:value-type="float">
            <text:p>619.65</text:p>
          </table:table-cell>
          <table:table-cell office:value-type="float" office:value="1230.25" calcext:value-type="float">
            <text:p>1230.25</text:p>
          </table:table-cell>
        </table:table-row>
        <table:table-row table:style-name="ro1">
          <table:table-cell office:value-type="float" office:value="16" calcext:value-type="float">
            <text:p>16</text:p>
          </table:table-cell>
          <table:table-cell office:value-type="float" office:value="299.67" calcext:value-type="float">
            <text:p>299.67</text:p>
          </table:table-cell>
          <table:table-cell office:value-type="float" office:value="574.59" calcext:value-type="float">
            <text:p>574.59</text:p>
          </table:table-cell>
          <table:table-cell office:value-type="float" office:value="1090.52" calcext:value-type="float">
            <text:p>1090.52</text:p>
          </table:table-cell>
        </table:table-row>
        <table:table-row table:style-name="ro1">
          <table:table-cell table:style-name="ce4" office:value-type="string" calcext:value-type="string">
            <text:p>Fix 2</text:p>
          </table:table-cell>
          <table:table-cell office:value-type="float" office:value="295.72" calcext:value-type="float">
            <text:p>295.72</text:p>
          </table:table-cell>
          <table:table-cell office:value-type="float" office:value="579.29" calcext:value-type="float">
            <text:p>579.29</text:p>
          </table:table-cell>
          <table:table-cell office:value-type="float" office:value="1135.67" calcext:value-type="float">
            <text:p>1135.6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02">00/00/0000</text:date>, <text:time style:data-style-name="N2" text:time-value="11:48:54.92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data-style-name="N0">
      <style:chart-properties chart:symbol-type="named-symbol" chart:symbol-name="arrow-left" chart:symbol-width="0.25cm" chart:symbol-height="0.25cm" chart:link-data-style-to-source="true"/>
      <style:graphic-properties svg:stroke-width="0.08cm" svg:stroke-color="#83caff" draw:fill-color="#83caff"/>
      <style:text-properties fo:font-size="10pt" style:font-size-asian="10pt" style:font-size-complex="10pt"/>
    </style:style>
    <style:style style:name="ch16" style:family="chart">
      <style:graphic-properties draw:stroke="solid" svg:stroke-color="#b3b3b3" draw:fill="none" draw:fill-color="#e6e6e6"/>
    </style:style>
    <style:style style:name="ch17" style:family="chart">
      <style:graphic-properties svg:stroke-color="#b3b3b3" draw:fill-color="#cccccc"/>
    </style:style>
  </office:automatic-styles>
  <office:body>
    <office:chart>
      <chart:chart svg:width="15.051cm" svg:height="9.053cm" xlink:href="." xlink:type="simple" chart:class="chart:scatter" chart:style-name="ch1">
        <chart:title svg:x="6.106cm" svg:y="0.317cm" chart:style-name="ch2">
          <text:p>False Sharing</text:p>
        </chart:title>
        <chart:subtitle svg:x="5.007cm" svg:y="1.277cm" chart:style-name="ch3">
          <text:p>Comparison of Fix 1 vs Fix 2</text:p>
        </chart:subtitle>
        <chart:legend chart:legend-position="end" svg:x="11.511cm" svg:y="2.982cm" style:legend-expansion="high" chart:style-name="ch4"/>
        <chart:plot-area chart:style-name="ch5" chart:data-source-has-labels="both" svg:x="1.312cm" svg:y="2.141cm" svg:width="9.898cm" svg:height="5.75cm">
          <chartooo:coordinate-region svg:x="2.119cm" svg:y="2.34cm" svg:width="8.719cm" svg:height="4.904cm"/>
          <chart:axis chart:dimension="x" chart:name="primary-x" chart:style-name="ch6" chartooo:axis-type="auto">
            <chart:title svg:x="5.847cm" svg:y="8.072cm" chart:style-name="ch7">
              <text:p>NUM</text:p>
            </chart:title>
            <chart:categories table:cell-range-address="local-table.$A$2:.$A$18"/>
          </chart:axis>
          <chart:axis chart:dimension="y" chart:name="primary-y" chart:style-name="ch6">
            <chart:title svg:x="0.451cm" svg:y="7.256cm" chart:style-name="ch8">
              <text:p>MegaCalculations per Second</text:p>
            </chart:title>
            <chart:grid chart:style-name="ch9" chart:class="major"/>
          </chart:axis>
          <chart:series chart:style-name="ch10" chart:values-cell-range-address="local-table.$C$2:.$C$18" chart:label-cell-address="local-table.$C$1" chart:class="chart:scatter">
            <chart:domain table:cell-range-address="local-table.$B$2:.$B$18"/>
            <chart:data-point chart:repeated="17"/>
          </chart:series>
          <chart:series chart:style-name="ch11" chart:values-cell-range-address="local-table.$D$2:.$D$18" chart:label-cell-address="local-table.$D$1" chart:class="chart:scatter">
            <chart:data-point chart:repeated="17"/>
          </chart:series>
          <chart:series chart:style-name="ch12" chart:values-cell-range-address="local-table.$E$2:.$E$18" chart:label-cell-address="local-table.$E$1" chart:class="chart:scatter">
            <chart:data-point chart:repeated="17"/>
          </chart:series>
          <chart:series chart:style-name="ch13" chart:values-cell-range-address="local-table.$F$2:.$F$18" chart:label-cell-address="local-table.$F$1" chart:class="chart:scatter">
            <chart:data-point chart:repeated="17"/>
          </chart:series>
          <chart:series chart:style-name="ch14" chart:values-cell-range-address="local-table.$G$2:.$G$18" chart:label-cell-address="local-table.$G$1" chart:class="chart:scatter">
            <chart:data-point chart:repeated="17"/>
          </chart:series>
          <chart:series chart:style-name="ch15" chart:values-cell-range-address="local-table.$H$2:.$H$18" chart:label-cell-address="local-table.$H$1" chart:class="chart:scatter">
            <chart:data-point chart:repeated="17"/>
          </chart:series>
          <chart:wall chart:style-name="ch16"/>
          <chart:floor chart:style-name="ch17"/>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
              </table:table-cell>
              <table:table-cell office:value-type="string">
                <text:p>1 Thread</text:p>
              </table:table-cell>
              <table:table-cell office:value-type="string">
                <text:p>2 Thread</text:p>
              </table:table-cell>
              <table:table-cell office:value-type="string">
                <text:p>4 Thread</text:p>
              </table:table-cell>
              <table:table-cell office:value-type="string">
                <text:p>1 Thread Fix 2</text:p>
              </table:table-cell>
              <table:table-cell office:value-type="string">
                <text:p>2 Thread Fix 2</text:p>
              </table:table-cell>
              <table:table-cell office:value-type="string">
                <text:p>4 Thread Fix 2</text:p>
              </table:table-cell>
            </table:table-row>
          </table:table-header-rows>
          <table:table-rows>
            <table:table-row>
              <table:table-cell office:value-type="float" office:value="0">
                <text:p/>
              </table:table-cell>
              <table:table-cell office:value-type="float" office:value="0">
                <text:p>0</text:p>
              </table:table-cell>
              <table:table-cell office:value-type="float" office:value="307.29">
                <text:p>307.29</text:p>
              </table:table-cell>
              <table:table-cell office:value-type="float" office:value="290.11">
                <text:p>290.11</text:p>
              </table:table-cell>
              <table:table-cell office:value-type="float" office:value="372.51">
                <text:p>372.51</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
                <text:p/>
              </table:table-cell>
              <table:table-cell office:value-type="float" office:value="1">
                <text:p>1</text:p>
              </table:table-cell>
              <table:table-cell office:value-type="float" office:value="312.75">
                <text:p>312.75</text:p>
              </table:table-cell>
              <table:table-cell office:value-type="float" office:value="285.89">
                <text:p>285.89</text:p>
              </table:table-cell>
              <table:table-cell office:value-type="float" office:value="363.6">
                <text:p>363.6</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2">
                <text:p/>
              </table:table-cell>
              <table:table-cell office:value-type="float" office:value="2">
                <text:p>2</text:p>
              </table:table-cell>
              <table:table-cell office:value-type="float" office:value="294.89">
                <text:p>294.89</text:p>
              </table:table-cell>
              <table:table-cell office:value-type="float" office:value="346.75">
                <text:p>346.75</text:p>
              </table:table-cell>
              <table:table-cell office:value-type="float" office:value="346.28">
                <text:p>346.28</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3">
                <text:p/>
              </table:table-cell>
              <table:table-cell office:value-type="float" office:value="3">
                <text:p>3</text:p>
              </table:table-cell>
              <table:table-cell office:value-type="float" office:value="325.17">
                <text:p>325.17</text:p>
              </table:table-cell>
              <table:table-cell office:value-type="float" office:value="626.79">
                <text:p>626.79</text:p>
              </table:table-cell>
              <table:table-cell office:value-type="float" office:value="404.38">
                <text:p>404.38</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4">
                <text:p/>
              </table:table-cell>
              <table:table-cell office:value-type="float" office:value="4">
                <text:p>4</text:p>
              </table:table-cell>
              <table:table-cell office:value-type="float" office:value="299.67">
                <text:p>299.67</text:p>
              </table:table-cell>
              <table:table-cell office:value-type="float" office:value="587.17">
                <text:p>587.17</text:p>
              </table:table-cell>
              <table:table-cell office:value-type="float" office:value="400.39">
                <text:p>400.39</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5">
                <text:p>10</text:p>
              </table:table-cell>
              <table:table-cell office:value-type="float" office:value="5">
                <text:p>5</text:p>
              </table:table-cell>
              <table:table-cell office:value-type="float" office:value="299.5">
                <text:p>299.5</text:p>
              </table:table-cell>
              <table:table-cell office:value-type="float" office:value="604.21">
                <text:p>604.21</text:p>
              </table:table-cell>
              <table:table-cell office:value-type="float" office:value="369.26">
                <text:p>369.26</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6">
                <text:p>10</text:p>
              </table:table-cell>
              <table:table-cell office:value-type="float" office:value="6">
                <text:p>6</text:p>
              </table:table-cell>
              <table:table-cell office:value-type="float" office:value="299.62">
                <text:p>299.62</text:p>
              </table:table-cell>
              <table:table-cell office:value-type="float" office:value="588.57">
                <text:p>588.57</text:p>
              </table:table-cell>
              <table:table-cell office:value-type="float" office:value="371.15">
                <text:p>371.15</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7">
                <text:p>10</text:p>
              </table:table-cell>
              <table:table-cell office:value-type="float" office:value="7">
                <text:p>7</text:p>
              </table:table-cell>
              <table:table-cell office:value-type="float" office:value="321.22">
                <text:p>321.22</text:p>
              </table:table-cell>
              <table:table-cell office:value-type="float" office:value="616.34">
                <text:p>616.34</text:p>
              </table:table-cell>
              <table:table-cell office:value-type="float" office:value="523.1">
                <text:p>523.1</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8">
                <text:p>10</text:p>
              </table:table-cell>
              <table:table-cell office:value-type="float" office:value="8">
                <text:p>8</text:p>
              </table:table-cell>
              <table:table-cell office:value-type="float" office:value="302.43">
                <text:p>302.43</text:p>
              </table:table-cell>
              <table:table-cell office:value-type="float" office:value="576.5">
                <text:p>576.5</text:p>
              </table:table-cell>
              <table:table-cell office:value-type="float" office:value="452.32">
                <text:p>452.32</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9">
                <text:p>10</text:p>
              </table:table-cell>
              <table:table-cell office:value-type="float" office:value="9">
                <text:p>9</text:p>
              </table:table-cell>
              <table:table-cell office:value-type="float" office:value="302.62">
                <text:p>302.62</text:p>
              </table:table-cell>
              <table:table-cell office:value-type="float" office:value="566">
                <text:p>566</text:p>
              </table:table-cell>
              <table:table-cell office:value-type="float" office:value="456.05">
                <text:p>456.05</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0">
                <text:p>10</text:p>
              </table:table-cell>
              <table:table-cell office:value-type="float" office:value="10">
                <text:p>10</text:p>
              </table:table-cell>
              <table:table-cell office:value-type="float" office:value="295.69">
                <text:p>295.69</text:p>
              </table:table-cell>
              <table:table-cell office:value-type="float" office:value="574.58">
                <text:p>574.58</text:p>
              </table:table-cell>
              <table:table-cell office:value-type="float" office:value="493.18">
                <text:p>493.18</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1">
                <text:p>10</text:p>
              </table:table-cell>
              <table:table-cell office:value-type="float" office:value="11">
                <text:p>11</text:p>
              </table:table-cell>
              <table:table-cell office:value-type="float" office:value="302.74">
                <text:p>302.74</text:p>
              </table:table-cell>
              <table:table-cell office:value-type="float" office:value="587.97">
                <text:p>587.97</text:p>
              </table:table-cell>
              <table:table-cell office:value-type="float" office:value="527.83">
                <text:p>527.83</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2">
                <text:p>10</text:p>
              </table:table-cell>
              <table:table-cell office:value-type="float" office:value="12">
                <text:p>12</text:p>
              </table:table-cell>
              <table:table-cell office:value-type="float" office:value="303.26">
                <text:p>303.26</text:p>
              </table:table-cell>
              <table:table-cell office:value-type="float" office:value="589.32">
                <text:p>589.32</text:p>
              </table:table-cell>
              <table:table-cell office:value-type="float" office:value="542.59">
                <text:p>542.59</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3">
                <text:p>10</text:p>
              </table:table-cell>
              <table:table-cell office:value-type="float" office:value="13">
                <text:p>13</text:p>
              </table:table-cell>
              <table:table-cell office:value-type="float" office:value="295.33">
                <text:p>295.33</text:p>
              </table:table-cell>
              <table:table-cell office:value-type="float" office:value="588.44">
                <text:p>588.44</text:p>
              </table:table-cell>
              <table:table-cell office:value-type="float" office:value="1105.45">
                <text:p>1105.45</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4">
                <text:p>10</text:p>
              </table:table-cell>
              <table:table-cell office:value-type="float" office:value="14">
                <text:p>14</text:p>
              </table:table-cell>
              <table:table-cell office:value-type="float" office:value="296.25">
                <text:p>296.25</text:p>
              </table:table-cell>
              <table:table-cell office:value-type="float" office:value="571.98">
                <text:p>571.98</text:p>
              </table:table-cell>
              <table:table-cell office:value-type="float" office:value="1071.14">
                <text:p>1071.14</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5">
                <text:p>20</text:p>
              </table:table-cell>
              <table:table-cell office:value-type="float" office:value="15">
                <text:p>15</text:p>
              </table:table-cell>
              <table:table-cell office:value-type="float" office:value="327.68">
                <text:p>327.68</text:p>
              </table:table-cell>
              <table:table-cell office:value-type="float" office:value="619.65">
                <text:p>619.65</text:p>
              </table:table-cell>
              <table:table-cell office:value-type="float" office:value="1230.25">
                <text:p>1230.25</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
              <table:table-cell office:value-type="float" office:value="16">
                <text:p>20</text:p>
              </table:table-cell>
              <table:table-cell office:value-type="float" office:value="16">
                <text:p>16</text:p>
              </table:table-cell>
              <table:table-cell office:value-type="float" office:value="299.67">
                <text:p>299.67</text:p>
              </table:table-cell>
              <table:table-cell office:value-type="float" office:value="574.59">
                <text:p>574.59</text:p>
              </table:table-cell>
              <table:table-cell office:value-type="float" office:value="1090.52">
                <text:p>1090.52</text:p>
              </table:table-cell>
              <table:table-cell office:value-type="float" office:value="295.72">
                <text:p>295.72</text:p>
              </table:table-cell>
              <table:table-cell office:value-type="float" office:value="579.29">
                <text:p>579.29</text:p>
              </table:table-cell>
              <table:table-cell office:value-type="float" office:value="1135.67">
                <text:p>1135.67</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0.5$Windows_x86 LibreOffice_project/1b1a90865e348b492231e1c451437d7a15bb262b</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